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1.2311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co24" style:family="table-column">
      <style:table-column-properties fo:break-before="auto" style:column-width="4.2917in"/>
    </style:style>
    <style:style style:name="co25" style:family="table-column">
      <style:table-column-properties fo:break-before="auto" style:column-width="5.9902in"/>
    </style:style>
    <style:style style:name="co26" style:family="table-column">
      <style:table-column-properties fo:break-before="auto" style:column-width="2.452in"/>
    </style:style>
    <style:style style:name="co27" style:family="table-column">
      <style:table-column-properties fo:break-before="auto" style:column-width="1.2902in"/>
    </style:style>
    <style:style style:name="co28" style:family="table-column">
      <style:table-column-properties fo:break-before="auto" style:column-width="2.0602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0.9366in"/>
    </style:style>
    <style:style style:name="co31" style:family="table-column">
      <style:table-column-properties fo:break-before="auto" style:column-width="0.6335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style:style style:name="ta4" style:family="table" style:master-page-name="PageStyle_5f_books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4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9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5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3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font-name="Calibri" fo:font-size="11pt" style:font-name-asian="Calibri" style:font-size-asian="11pt" style:font-size-complex="11pt"/>
    </style:style>
    <style:style style:name="ce3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40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erif" fo:font-size="10pt" style:font-name-asian="Roboto" style:font-size-asian="10pt" style:font-name-complex="Roboto" style:font-size-complex="10pt"/>
    </style:style>
    <style:style style:name="ce27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34" style:family="table-cell" style:parent-style-name="Default" style:data-style-name="N100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3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7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8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9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4">
        <office:forms form:automatic-focus="false" form:apply-design-mode="false"/>
        <table:table-column table:style-name="co1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10" table:number-columns-repeated="16374" table:default-cell-style-name="ce22"/>
        <table:table-column table:style-name="co10" table:default-cell-style-name="ce18"/>
        <table:table-row table:style-name="ro1">
          <table:table-cell table:style-name="ce14" office:value-type="string" calcext:value-type="string">
            <text:p><text:span text:style-name="T5">MD5</text:span><text:span text:style-name="T6">校验码</text:span></text:p>
          </table:table-cell>
          <table:table-cell table:style-name="ce14" office:value-type="string" calcext:value-type="string">
            <text:p>书名</text:p>
          </table:table-cell>
          <table:table-cell table:style-name="ce14" office:value-type="string" calcext:value-type="string">
            <text:p><text:span text:style-name="T7">作者</text:span><text:span text:style-name="T8">/</text:span><text:span text:style-name="T6">编者</text:span></text:p>
          </table:table-cell>
          <table:table-cell table:style-name="ce14" office:value-type="string" calcext:value-type="string">
            <text:p>译者</text:p>
          </table:table-cell>
          <table:table-cell table:style-name="ce14" office:value-type="string" calcext:value-type="string">
            <text:p>版次/出版年份</text:p>
          </table:table-cell>
          <table:table-cell table:style-name="ce14" office:value-type="string" calcext:value-type="string">
            <text:p>出版社</text:p>
          </table:table-cell>
          <table:table-cell table:style-name="ce14" office:value-type="string" calcext:value-type="string">
            <text:p><text:span text:style-name="T5">ISBN</text:span><text:span text:style-name="T6">码</text:span></text:p>
          </table:table-cell>
          <table:table-cell table:style-name="ce14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4" office:value-type="string" calcext:value-type="string">
            <text:p>英语品中国：科技篇</text:p>
          </table:table-cell>
          <table:table-cell table:style-name="ce14" office:value-type="string" calcext:value-type="string">
            <text:p><text:span text:style-name="T7">张钫炜</text:span><text:span text:style-name="T8">/</text:span><text:span text:style-name="T6">赵欣</text:span><text:span text:style-name="T8">/</text:span><text:span text:style-name="T6">袁方</text:span><text:span text:style-name="T8">/</text:span><text:span text:style-name="T6">王姗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1170ccba0f48b62db6b02474516d49</text:p>
          </table:table-cell>
          <table:table-cell office:value-type="string" calcext:value-type="string">
            <text:p>Lectures on Modern Optimization</text:p>
          </table:table-cell>
          <table:table-cell office:value-type="string" calcext:value-type="string">
            <text:p>Aharon Ben-Tal/Arkadi Nemirovski</text:p>
          </table:table-cell>
          <table:table-cell table:number-columns-repeated="2"/>
          <table:table-cell office:value-type="string" calcext:value-type="string">
            <text:p>Siam/MPS</text:p>
          </table:table-cell>
          <table:table-cell office:value-type="string" calcext:value-type="string">
            <text:p>9780898714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0013717ceb90865c713e8febb3948d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卢开澄/卢华明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396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8860249d5f484ebce647f0c5fe4fbe</text:p>
          </table:table-cell>
          <table:table-cell office:value-type="string" calcext:value-type="string">
            <text:p>Secure Coding in C and C++</text:p>
          </table:table-cell>
          <table:table-cell office:value-type="string" calcext:value-type="string">
            <text:p>Robert C. Seacord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Addison-Wesley</text:p>
          </table:table-cell>
          <table:table-cell office:value-type="string" calcext:value-type="string">
            <text:p>97803218221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4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4" office:value-type="string" calcext:value-type="string">
            <text:p>电子电路测量与设计实验</text:p>
          </table:table-cell>
          <table:table-cell table:style-name="ce14" office:value-type="string" calcext:value-type="string">
            <text:p><text:span text:style-name="T7">陈凌霄</text:span><text:span text:style-name="T8">/</text:span><text:span text:style-name="T6">孙丹丹</text:span><text:span text:style-name="T8">/</text:span><text:span text:style-name="T6">张晓磊</text:span><text:span text:style-name="T8">/</text:span><text:span text:style-name="T6">高英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253d47c000e5431b15177e6ecb7269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尹霄丽/尹龙飞/滕颖蕾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132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65ecff0d4eb341deab6ef40dda51c92</text:p>
          </table:table-cell>
          <table:table-cell office:value-type="string" calcext:value-type="string">
            <text:p>矩阵分析（英文版·第2版）</text:p>
          </table:table-cell>
          <table:table-cell office:value-type="string" calcext:value-type="string">
            <text:p>Horn, R. A./Johnson, C. R.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5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4" office:value-type="string" calcext:value-type="string">
            <text:p>大学物理学 力学、热学</text:p>
          </table:table-cell>
          <table:table-cell table:style-name="ce14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7913719809f6e7b7b7aea2e68666d9</text:p>
          </table:table-cell>
          <table:table-cell office:value-type="string" calcext:value-type="string">
            <text:p>Neuroscuience Exploring the Brain</text:p>
          </table:table-cell>
          <table:table-cell office:value-type="string" calcext:value-type="string">
            <text:p>Mark F. Bear/Barry W. Connors/Michael A. Paradiso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olters Kluwer</text:p>
          </table:table-cell>
          <table:table-cell office:value-type="string" calcext:value-type="string">
            <text:p>97807817781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43f7e79f9cb4c80bd9d4877871d48b</text:p>
          </table:table-cell>
          <table:table-cell office:value-type="string" calcext:value-type="string">
            <text:p>通信电子电路：微课版</text:p>
          </table:table-cell>
          <table:table-cell office:value-type="string" calcext:value-type="string">
            <text:p>邓钢/刘宝玲/崔琪楣/李立华/张铁凡/姚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491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4" office:value-type="string" calcext:value-type="string">
            <text:p>计算机操作系统：慕课版</text:p>
          </table:table-cell>
          <table:table-cell table:style-name="ce14" office:value-type="string" calcext:value-type="string">
            <text:p><text:span text:style-name="T7">汤小丹</text:span><text:span text:style-name="T8">/</text:span><text:span text:style-name="T6">王红玲</text:span><text:span text:style-name="T8">/</text:span><text:span text:style-name="T6">姜华</text:span><text:span text:style-name="T8">/</text:span><text:span text:style-name="T6">汤子瀛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4" office:value-type="string" calcext:value-type="string">
            <text:p>工程数学 矢量分析与场论</text:p>
          </table:table-cell>
          <table:table-cell table:style-name="ce14" office:value-type="string" calcext:value-type="string">
            <text:p>谢树艺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2319148941625bcd15f272fa53aff</text:p>
          </table:table-cell>
          <table:table-cell office:value-type="string" calcext:value-type="string">
            <text:p>Cryptography Theory and Practice</text:p>
          </table:table-cell>
          <table:table-cell office:value-type="string" calcext:value-type="string">
            <text:p>Douglas R. Stinson/Maura B. Paterso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138197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0584d989d3b62d1358e78abc7cf181</text:p>
          </table:table-cell>
          <table:table-cell office:value-type="string" calcext:value-type="string">
            <text:p>物理学大题典 固体物理及物理量测量</text:p>
          </table:table-cell>
          <table:table-cell office:value-type="string" calcext:value-type="string">
            <text:p>林鸿生/章世玲/王冠中/翁明其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5837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c08d65e4e847344e11f981ff605231</text:p>
          </table:table-cell>
          <table:table-cell office:value-type="string" calcext:value-type="string">
            <text:p>全国大学生数学竞赛解析教程 数学专业类 上册 数学分析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4" office:value-type="string" calcext:value-type="string">
            <text:p>大学计算机基础</text:p>
          </table:table-cell>
          <table:table-cell table:style-name="ce14" office:value-type="string" calcext:value-type="string">
            <text:p>牛少彰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d669ed25a04beecd3bf750d46c2ec5</text:p>
          </table:table-cell>
          <table:table-cell office:value-type="string" calcext:value-type="string">
            <text:p>统计学：从数据到结论</text:p>
          </table:table-cell>
          <table:table-cell office:value-type="string" calcext:value-type="string">
            <text:p>吴喜之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中国统计出版社</text:p>
          </table:table-cell>
          <table:table-cell office:value-type="string" calcext:value-type="string">
            <text:p>97875037678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02abca2539f003e0d3f7c3d53bc8c9</text:p>
          </table:table-cell>
          <table:table-cell office:value-type="string" calcext:value-type="string">
            <text:p>统计学基础</text:p>
          </table:table-cell>
          <table:table-cell office:value-type="string" calcext:value-type="string">
            <text:p>贾俊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中国人民大学出版社</text:p>
          </table:table-cell>
          <table:table-cell office:value-type="string" calcext:value-type="string">
            <text:p>97873001751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4cd70ccff05241a0dfc87c22455413</text:p>
          </table:table-cell>
          <table:table-cell office:value-type="string" calcext:value-type="string">
            <text:p>物联网基础与应用</text:p>
          </table:table-cell>
          <table:table-cell office:value-type="string" calcext:value-type="string">
            <text:p>彭木根/刘雅琼/闫实/赵中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84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168220dbaa4d46dcdff9cc019a50e29</text:p>
          </table:table-cell>
          <table:table-cell office:value-type="string" calcext:value-type="string">
            <text:p>Cryptography and Network Security</text:p>
          </table:table-cell>
          <table:table-cell office:value-type="string" calcext:value-type="string">
            <text:p>William Stallings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0970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8ad8172dbc863771d70e46b424ee7a</text:p>
          </table:table-cell>
          <table:table-cell office:value-type="string" calcext:value-type="string">
            <text:p>Mathematics for Machine Learning</text:p>
          </table:table-cell>
          <table:table-cell office:value-type="string" calcext:value-type="string">
            <text:p>Marc Peter Deisenroth/A. Aldo Faisal/Cheng Soon O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1108569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4" office:value-type="string" calcext:value-type="string">
            <text:p>高等代数 下册</text:p>
          </table:table-cell>
          <table:table-cell table:style-name="ce14" office:value-type="string" calcext:value-type="string">
            <text:p>丘维声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37270cccff77b6f7318ebff83a08fbf</text:p>
          </table:table-cell>
          <table:table-cell office:value-type="string" calcext:value-type="string">
            <text:p>Matrix Analysis</text:p>
          </table:table-cell>
          <table:table-cell office:value-type="string" calcext:value-type="string">
            <text:p>Roger A. Horn/Charles R. Johnson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3058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85fa45af7d9dac34513a2a3ac8a349</text:p>
          </table:table-cell>
          <table:table-cell office:value-type="string" calcext:value-type="string">
            <text:p>高质量程序设计指南：C++/C语言</text:p>
          </table:table-cell>
          <table:table-cell office:value-type="string" calcext:value-type="string">
            <text:p>林锐/韩永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411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4" office:value-type="string" calcext:value-type="string">
            <text:p>大学物理学 下册</text:p>
          </table:table-cell>
          <table:table-cell table:style-name="ce14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4" office:value-type="string" calcext:value-type="string">
            <text:p>数字电路与逻辑设计</text:p>
          </table:table-cell>
          <table:table-cell table:style-name="ce14" office:value-type="string" calcext:value-type="string">
            <text:p><text:span text:style-name="T7">刘培植</text:span><text:span text:style-name="T8">/</text:span><text:span text:style-name="T6">胡春静</text:span><text:span text:style-name="T8">/</text:span><text:span text:style-name="T6">郭琳</text:span><text:span text:style-name="T8">/</text:span><text:span text:style-name="T6">孙文生</text:span><text:span text:style-name="T8">/</text:span><text:span text:style-name="T6">刘丽华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4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642ec9c93ce1dc4be05a5c8dde56752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冯荣权/宋春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61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0fdde4a20a388442ffefc6c8acb122</text:p>
          </table:table-cell>
          <table:table-cell office:value-type="string" calcext:value-type="string">
            <text:p>Introduction to Linear Optimization</text:p>
          </table:table-cell>
          <table:table-cell office:value-type="string" calcext:value-type="string">
            <text:p>Dimitris Bertsimas and John N. Tsitsikli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Athena Scientific/Dynamic Ideas</text:p>
          </table:table-cell>
          <table:table-cell office:value-type="string" calcext:value-type="string">
            <text:p>9781886529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4" office:value-type="string" calcext:value-type="string">
            <text:p>应用密码学</text:p>
          </table:table-cell>
          <table:table-cell table:style-name="ce14" office:value-type="string" calcext:value-type="string">
            <text:p><text:span text:style-name="T7">雷敏</text:span><text:span text:style-name="T8">/</text:span><text:span text:style-name="T6">杨义先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4" office:value-type="string" calcext:value-type="string">
            <text:p>高等数学 下册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9591a34004130db8702cb61eb2c9b</text:p>
          </table:table-cell>
          <table:table-cell office:value-type="string" calcext:value-type="string">
            <text:p>Real-World Cryptography</text:p>
          </table:table-cell>
          <table:table-cell office:value-type="string" calcext:value-type="string">
            <text:p>David Wong</text:p>
          </table:table-cell>
          <table:table-cell table:number-columns-repeated="2"/>
          <table:table-cell office:value-type="string" calcext:value-type="string">
            <text:p>Manning</text:p>
          </table:table-cell>
          <table:table-cell office:value-type="string" calcext:value-type="string">
            <text:p>97816172967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4" office:value-type="string" calcext:value-type="string">
            <text:p>新概念物理教程 光学</text:p>
          </table:table-cell>
          <table:table-cell table:style-name="ce14" office:value-type="string" calcext:value-type="string">
            <text:p>赵凯华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4" office:value-type="string" calcext:value-type="string">
            <text:p>大学物理学 上册</text:p>
          </table:table-cell>
          <table:table-cell table:style-name="ce14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0e92469a31d04f6b703aa48f314936e</text:p>
          </table:table-cell>
          <table:table-cell office:value-type="string" calcext:value-type="string">
            <text:p>全国大学生数学竞赛解析教程 数学专业类 下册 高等代数与解析几何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855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32" office:value-type="string" calcext:value-type="string">
            <text:p><text:span text:style-name="T9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a611e17e9f724688e1f0d2744726</text:p>
          </table:table-cell>
          <table:table-cell office:value-type="string" calcext:value-type="string">
            <text:p>《马克思主义基本原理》实践教学辅学读本</text:p>
          </table:table-cell>
          <table:table-cell office:value-type="string" calcext:value-type="string">
            <text:p>李全喜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研究出版社</text:p>
          </table:table-cell>
          <table:table-cell office:value-type="string" calcext:value-type="string">
            <text:p>97875199138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7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444b141792442ee9f87acc23ec5b8b</text:p>
          </table:table-cell>
          <table:table-cell office:value-type="string" calcext:value-type="string">
            <text:p>网络空间安全治理</text:p>
          </table:table-cell>
          <table:table-cell office:value-type="string" calcext:value-type="string">
            <text:p>邓小龙/吴旭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601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4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91ce071a29e3969624b4e47380bbf1e</text:p>
          </table:table-cell>
          <table:table-cell office:value-type="string" calcext:value-type="string">
            <text:p>Linear Algebra Done Right</text:p>
          </table:table-cell>
          <table:table-cell office:value-type="string" calcext:value-type="string">
            <text:p>Sheldon Axler/Kenneth Ribet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1079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4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4" office:value-type="string" calcext:value-type="string">
            <text:p>组合数学引论</text:p>
          </table:table-cell>
          <table:table-cell table:style-name="ce14" office:value-type="string" calcext:value-type="string">
            <text:p><text:span text:style-name="T7">许胤龙</text:span><text:span text:style-name="T8">/</text:span><text:span text:style-name="T6">孙淑玲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<text:span text:style-name="T7">高西全</text:span><text:span text:style-name="T8">/</text:span><text:span text:style-name="T6">丁玉美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4" office:value-type="string" calcext:value-type="string">
            <text:p>习近平新时代中国特色社会主义思想概论</text:p>
          </table:table-cell>
          <table:table-cell table:style-name="ce14" office:value-type="string" calcext:value-type="string">
            <text:p>习近平新时代中国特色社会主义思想概论编写组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<text:span text:style-name="T7">高等教育出版社</text:span><text:span text:style-name="T8">/</text:span><text:span text:style-name="T6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c186e906a773c9145f3230d1006b4f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Richard A. Brualdi</text:p>
          </table:table-cell>
          <table:table-cell office:value-type="string" calcext:value-type="string">
            <text:p>冯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78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4" office:value-type="string" calcext:value-type="string">
            <text:p>大学物理学 中册</text:p>
          </table:table-cell>
          <table:table-cell table:style-name="ce14" office:value-type="string" calcext:value-type="string">
            <text:p><text:span text:style-name="T7">吴百诗</text:span><text:span text:style-name="T8">/</text:span><text:span text:style-name="T6">罗春荣</text:span><text:span text:style-name="T8">/</text:span><text:span text:style-name="T6">马永庚</text:span><text:span text:style-name="T8">/</text:span><text:span text:style-name="T6">张孝林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82b782c0f607eff698f71cb2d274d11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926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4" office:value-type="string" calcext:value-type="string">
            <text:p>计算机网络：自顶向下方法（原书第八版）</text:p>
          </table:table-cell>
          <table:table-cell table:style-name="ce14" office:value-type="string" calcext:value-type="string">
            <text:p>James F. Kurose/Keith W. Ross</text:p>
          </table:table-cell>
          <table:table-cell table:style-name="ce14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4" office:value-type="string" calcext:value-type="string">
            <text:p>形式语言与自动机</text:p>
          </table:table-cell>
          <table:table-cell table:style-name="ce14" office:value-type="string" calcext:value-type="string">
            <text:p><text:span text:style-name="T7">杨娟</text:span><text:span text:style-name="T8">/</text:span><text:span text:style-name="T6">石川</text:span><text:span text:style-name="T8">/</text:span><text:span text:style-name="T6">王柏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b66f9768d832eca6dae6a8c8457c69b</text:p>
          </table:table-cell>
          <table:table-cell office:value-type="string" calcext:value-type="string">
            <text:p>模拟CMOS集成电路设计</text:p>
          </table:table-cell>
          <table:table-cell office:value-type="string" calcext:value-type="string">
            <text:p>Behzad Razavi</text:p>
          </table:table-cell>
          <table:table-cell office:value-type="string" calcext:value-type="string">
            <text:p>陈贵灿/程军/张瑞智/张鸿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93099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3d7be09e4842ca74fb739cbd2e5687</text:p>
          </table:table-cell>
          <table:table-cell office:value-type="string" calcext:value-type="string">
            <text:p>量子计算机编程：从入门到实践</text:p>
          </table:table-cell>
          <table:table-cell office:value-type="string" calcext:value-type="string">
            <text:p>Eric R. Johnston/Nicholas Harrigan/Mercedes Gimeno-Segovia</text:p>
          </table:table-cell>
          <table:table-cell office:value-type="string" calcext:value-type="string">
            <text:p>郑明智</text:p>
          </table:table-cell>
          <table:table-cell/>
          <table:table-cell office:value-type="string" calcext:value-type="string">
            <text:p>人民邮电出版社</text:p>
          </table:table-cell>
          <table:table-cell office:value-type="string" calcext:value-type="string">
            <text:p>97871155663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4" office:value-type="string" calcext:value-type="string">
            <text:p>工科数学分析基础 下册</text:p>
          </table:table-cell>
          <table:table-cell table:style-name="ce14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4" office:value-type="string" calcext:value-type="string">
            <text:p>信号与系统（第三版）习题解析</text:p>
          </table:table-cell>
          <table:table-cell table:style-name="ce14" office:value-type="string" calcext:value-type="string">
            <text:p>谷源涛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3b4a281b6b0762d8567d5e570e1c06c</text:p>
          </table:table-cell>
          <table:table-cell office:value-type="string" calcext:value-type="string">
            <text:p>材料科学基础</text:p>
          </table:table-cell>
          <table:table-cell office:value-type="string" calcext:value-type="string">
            <text:p>胡赓祥/蔡珣/戎咏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交通大学出版社</text:p>
          </table:table-cell>
          <table:table-cell office:value-type="string" calcext:value-type="string">
            <text:p>9787313024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table:style-name="ce38"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53bfcf8719c895a15b8ed778a26789</text:p>
          </table:table-cell>
          <table:table-cell office:value-type="string" calcext:value-type="string">
            <text:p>测度与概率</text:p>
          </table:table-cell>
          <table:table-cell office:value-type="string" calcext:value-type="string">
            <text:p>严士健/刘秀芳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师范大学出版社</text:p>
          </table:table-cell>
          <table:table-cell table:style-name="ce38" office:value-type="string" calcext:value-type="string">
            <text:p>9787303037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4" office:value-type="string" calcext:value-type="string">
            <text:p>理论物理学教程 第1卷 力学 第5版</text:p>
          </table:table-cell>
          <table:table-cell table:style-name="ce14" office:value-type="string" calcext:value-type="string">
            <text:p>Л. Д. 朗道/E. М. 粟弗席兹</text:p>
          </table:table-cell>
          <table:table-cell table:style-name="ce14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4" office:value-type="string" calcext:value-type="string">
            <text:p>电子技术基础 模拟部分</text:p>
          </table:table-cell>
          <table:table-cell table:style-name="ce14" office:value-type="string" calcext:value-type="string">
            <text:p><text:span text:style-name="T7">康华光</text:span><text:span text:style-name="T8">/</text:span><text:span text:style-name="T6">张林</text:span><text:span text:style-name="T8">/</text:span><text:span text:style-name="T6">陈大钦</text:span><text:span text:style-name="T8">/</text:span><text:span text:style-name="T6">秦臻</text:span><text:span text:style-name="T8">/</text:span><text:span text:style-name="T6">邓天平</text:span><text:span text:style-name="T8">/</text:span><text:span text:style-name="T6">罗杰</text:span></text:p>
          </table:table-cell>
          <table:table-cell table:style-name="ce14"/>
          <table:table-cell office:value-type="string" calcext:value-type="string">
            <text:p>7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76d024cf3ce6ecd6c4a2ce5f59043f</text:p>
          </table:table-cell>
          <table:table-cell office:value-type="string" calcext:value-type="string">
            <text:p>高等数学学习指导与习题解析（第2版 下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11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4" office:value-type="string" calcext:value-type="string">
            <text:p><text:span text:style-name="T7">数据结构：</text:span><text:span text:style-name="T8">C</text:span><text:span text:style-name="T6">语言版</text:span></text:p>
          </table:table-cell>
          <table:table-cell table:style-name="ce14" office:value-type="string" calcext:value-type="string">
            <text:p><text:span text:style-name="T7">严蔚敏</text:span><text:span text:style-name="T8">/</text:span><text:span text:style-name="T6">吴伟民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5">Verilog</text:span><text:span text:style-name="T6">数字系统设计教程</text:span></text:p>
          </table:table-cell>
          <table:table-cell table:style-name="ce14" office:value-type="string" calcext:value-type="string">
            <text:p>夏宇闻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562a3a733c2e842be163ca97d0fa7a</text:p>
          </table:table-cell>
          <table:table-cell office:value-type="string" calcext:value-type="string">
            <text:p>Matrix Computations</text:p>
          </table:table-cell>
          <table:table-cell office:value-type="string" calcext:value-type="string">
            <text:p>Gene H. Golub/Charles F. Van Loan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e Johns Hopkins University Press</text:p>
          </table:table-cell>
          <table:table-cell office:value-type="string" calcext:value-type="string">
            <text:p>97814214079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9645773b107dbed5d172bda4ed0951</text:p>
          </table:table-cell>
          <table:table-cell office:value-type="string" calcext:value-type="string">
            <text:p>Robust Optimization</text:p>
          </table:table-cell>
          <table:table-cell office:value-type="string" calcext:value-type="string">
            <text:p>Aharon Ben-Tal/Laurent El Ghaoui/Arkadi Nemirovski</text:p>
          </table:table-cell>
          <table:table-cell table:number-columns-repeated="2"/>
          <table:table-cell office:value-type="string" calcext:value-type="string">
            <text:p>Princeton University Press/Princeton and Oxford</text:p>
          </table:table-cell>
          <table:table-cell office:value-type="string" calcext:value-type="string">
            <text:p>97806911436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a0594cdec6bd1632b74db7c5fd412a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Alan V. Oppenheim/Alan S. Willsky/ S. Hamid Nawab</text:p>
          </table:table-cell>
          <table:table-cell office:value-type="string" calcext:value-type="string">
            <text:p>刘树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西安交通大学出版社</text:p>
          </table:table-cell>
          <table:table-cell office:value-type="string" calcext:value-type="string">
            <text:p>97875605097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18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08e0091a7ebfb6d712145bfcb7d2f6</text:p>
          </table:table-cell>
          <table:table-cell office:value-type="string" calcext:value-type="string">
            <text:p>A First Course in Information Theory</text:p>
          </table:table-cell>
          <table:table-cell office:value-type="string" calcext:value-type="string">
            <text:p>Raymond W. Yeung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6134645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4" office:value-type="string" calcext:value-type="string">
            <text:p>大学生数学竞赛教程</text:p>
          </table:table-cell>
          <table:table-cell table:style-name="ce14" office:value-type="string" calcext:value-type="string">
            <text:p>蒲和平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4" office:value-type="string" calcext:value-type="string">
            <text:p>物理学教程 上册</text:p>
          </table:table-cell>
          <table:table-cell table:style-name="ce14" office:value-type="string" calcext:value-type="string">
            <text:p><text:span text:style-name="T7">马文蔚</text:span><text:span text:style-name="T8">/</text:span><text:span text:style-name="T6">周雨青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4" office:value-type="string" calcext:value-type="string">
            <text:p>复变函数</text:p>
          </table:table-cell>
          <table:table-cell table:style-name="ce14" office:value-type="string" calcext:value-type="string">
            <text:p>西安交通大学高等数学教研室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4" office:value-type="string" calcext:value-type="string">
            <text:p>现代密码学教程</text:p>
          </table:table-cell>
          <table:table-cell table:style-name="ce14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8399eddc546bd98a6b6a53cbbfde730</text:p>
          </table:table-cell>
          <table:table-cell office:value-type="string" calcext:value-type="string">
            <text:p>复分析（原书第3版）</text:p>
          </table:table-cell>
          <table:table-cell office:value-type="string" calcext:value-type="string">
            <text:p>Lars V. Ahlfors</text:p>
          </table:table-cell>
          <table:table-cell office:value-type="string" calcext:value-type="string">
            <text:p>赵志勇/薛运华/杨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9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cdb1f68e32c64a088bd0d763e72633</text:p>
          </table:table-cell>
          <table:table-cell office:value-type="string" calcext:value-type="string">
            <text:p>An Introduction to Optimization</text:p>
          </table:table-cell>
          <table:table-cell office:value-type="string" calcext:value-type="string">
            <text:p>Edwin K. P. Chong/Stanislaw H. Zak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2790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4" office:value-type="string" calcext:value-type="string">
            <text:p>数学物理方法——理论、历史与计算机</text:p>
          </table:table-cell>
          <table:table-cell table:style-name="ce14" office:value-type="string" calcext:value-type="string">
            <text:p>郭玉翠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4" office:value-type="string" calcext:value-type="string">
            <text:p><text:span text:style-name="T7">中国近现代史纲要：</text:span><text:span text:style-name="T8">2023</text:span><text:span text:style-name="T6">年版</text:span></text:p>
          </table:table-cell>
          <table:table-cell table:style-name="ce14" office:value-type="string" calcext:value-type="string">
            <text:p><text:span text:style-name="T7">《中国近现代史纲要（</text:span><text:span text:style-name="T8">2023</text:span><text:span text:style-name="T6">年版）》编写组</text:span>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4" office:value-type="string" calcext:value-type="string">
            <text:p>高等数学 上册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3e6b74c2f4bf6b17b74debe4e59ed7c</text:p>
          </table:table-cell>
          <table:table-cell office:value-type="string" calcext:value-type="string">
            <text:p>数据库系统概念（原书第7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张金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818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a841b7c585553f38e4332290d60fae</text:p>
          </table:table-cell>
          <table:table-cell office:value-type="string" calcext:value-type="string">
            <text:p>Linear and Nonlinear Programming</text:p>
          </table:table-cell>
          <table:table-cell office:value-type="string" calcext:value-type="string">
            <text:p>David G. Luenberger/Yinyu Ye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97833191884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4" office:value-type="string" calcext:value-type="string">
            <text:p>数字电路答疑解惑与典型题解</text:p>
          </table:table-cell>
          <table:table-cell table:style-name="ce14" office:value-type="string" calcext:value-type="string">
            <text:p><text:span text:style-name="T7">吴蕾</text:span><text:span text:style-name="T8">/</text:span><text:span text:style-name="T6">杨平乐</text:span><text:span text:style-name="T8">/</text:span><text:span text:style-name="T6">王诗兵</text:span><text:span text:style-name="T8">/</text:span><text:span text:style-name="T6">吴婷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9caf72f6761f0240c589a88227f4d23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750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4" office:value-type="string" calcext:value-type="string">
            <text:p>跨文化交际实用教程</text:p>
          </table:table-cell>
          <table:table-cell table:style-name="ce14" office:value-type="string" calcext:value-type="string">
            <text:p>胡超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青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4" office:value-type="string" calcext:value-type="string">
            <text:p>电路分析与电子电路基础</text:p>
          </table:table-cell>
          <table:table-cell table:style-name="ce14" office:value-type="string" calcext:value-type="string">
            <text:p><text:span text:style-name="T7">刘刚</text:span><text:span text:style-name="T8">/</text:span><text:span text:style-name="T6">侯宾</text:span><text:span text:style-name="T8">/</text:span><text:span text:style-name="T6">吕玉琴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4" office:value-type="string" calcext:value-type="string">
            <text:p>工科数学分析基础 上册</text:p>
          </table:table-cell>
          <table:table-cell table:style-name="ce14" office:value-type="string" calcext:value-type="string">
            <text:p><text:span text:style-name="T7">王绵森</text:span><text:span text:style-name="T8">/</text:span><text:span text:style-name="T6">马知恩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4" office:value-type="string" calcext:value-type="string">
            <text:p>物理学教程 下册</text:p>
          </table:table-cell>
          <table:table-cell table:style-name="ce14" office:value-type="string" calcext:value-type="string">
            <text:p><text:span text:style-name="T7">马文蔚</text:span><text:span text:style-name="T8">/</text:span><text:span text:style-name="T6">周雨青</text:span><text:span text:style-name="T8">/</text:span><text:span text:style-name="T6">解希顺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4" office:value-type="string" calcext:value-type="string">
            <text:p>大学物理学 电磁学、光学、量子物理</text:p>
          </table:table-cell>
          <table:table-cell table:style-name="ce14" office:value-type="string" calcext:value-type="string">
            <text:p><text:span text:style-name="T7">张三慧</text:span><text:span text:style-name="T8">/</text:span><text:span text:style-name="T6">安宇</text:span><text:span text:style-name="T8">/</text:span><text:span text:style-name="T6">阮东</text:span><text:span text:style-name="T8">/</text:span><text:span text:style-name="T6">李岩松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5aafb1a370c234510be06f7d36c576</text:p>
          </table:table-cell>
          <table:table-cell office:value-type="string" calcext:value-type="string">
            <text:p>Mark F. Bear/Barry W. Connors/Michael A. Paradiso</text:p>
          </table:table-cell>
          <table:table-cell table:style-name="ce38" office:value-type="string" calcext:value-type="string">
            <text:p>Mark F. Bear/Barry W. Connors/Michael A. Paradiso</text:p>
          </table:table-cell>
          <table:table-cell office:value-type="string" calcext:value-type="string">
            <text:p>王建军/高静/吉永华/梁培基/罗兰/梅岩艾/彭聿平/翁旭初/张月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194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4" office:value-type="string" calcext:value-type="string">
            <text:p>高等数学试题集</text:p>
          </table:table-cell>
          <table:table-cell table:style-name="ce14" office:value-type="string" calcext:value-type="string">
            <text:p>北京邮电大学数学系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4" office:value-type="string" calcext:value-type="string">
            <text:p>普通化学原理</text:p>
          </table:table-cell>
          <table:table-cell table:style-name="ce14" office:value-type="string" calcext:value-type="string">
            <text:p><text:span text:style-name="T7">华彤文</text:span><text:span text:style-name="T8">/</text:span><text:span text:style-name="T6">王颖霞</text:span><text:span text:style-name="T8">/</text:span><text:span text:style-name="T6">卞江</text:span><text:span text:style-name="T8">/</text:span><text:span text:style-name="T6">陈景祖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800ddaf26c45d7246e796f3ff4cc53d</text:p>
          </table:table-cell>
          <table:table-cell office:value-type="string" calcext:value-type="string">
            <text:p>矩阵计算（第3版）</text:p>
          </table:table-cell>
          <table:table-cell office:value-type="string" calcext:value-type="string">
            <text:p>Gene H. Golub/Charles F. Van Loan</text:p>
          </table:table-cell>
          <table:table-cell office:value-type="string" calcext:value-type="string">
            <text:p>袁亚湘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478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4" office:value-type="string" calcext:value-type="string">
            <text:p>毛译东思想与中国特色社会主义理论体系概论：2023年版</text:p>
          </table:table-cell>
          <table:table-cell table:style-name="ce14" office:value-type="string" calcext:value-type="string">
            <text:p><text:span text:style-name="T7">《毛泽东思想和中国特色社会主义理论体系概论（</text:span><text:span text:style-name="T8">2023</text:span><text:span text:style-name="T6">年版）编写组</text:span></text:p>
          </table:table-cell>
          <table:table-cell table:style-name="ce14"/>
          <table:table-cell office:value-type="string" calcext:value-type="string">
            <text:p>2023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赵志诚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4" office:value-type="string" calcext:value-type="string">
            <text:p><text:span text:style-name="T7">数据结构与算法：</text:span><text:span text:style-name="T8">AI</text:span><text:span text:style-name="T6">与大数据版</text:span></text:p>
          </table:table-cell>
          <table:table-cell table:style-name="ce14" office:value-type="string" calcext:value-type="string">
            <text:p><text:span text:style-name="T7">徐雅静</text:span><text:span text:style-name="T8">/</text:span><text:span text:style-name="T6">肖波</text:span><text:span text:style-name="T8">/</text:span><text:span text:style-name="T6">马占宇</text:span><text:span text:style-name="T8">/</text:span><text:span text:style-name="T6">黄平牧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4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4" office:value-type="string" calcext:value-type="string">
            <text:p>Lucas, S. E./殷苏娅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53505202b9c9ce55259e1ff3d707ac1</text:p>
          </table:table-cell>
          <table:table-cell office:value-type="string" calcext:value-type="string">
            <text:p>数字电路与逻辑设计：慕课版</text:p>
          </table:table-cell>
          <table:table-cell office:value-type="string" calcext:value-type="string">
            <text:p>刘培植/孙文生/张治/陈佃军/胡春静/马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6323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4" office:value-type="string" calcext:value-type="string">
            <text:p>工程数学 复变函数（第四版）学习辅导与习题选解</text:p>
          </table:table-cell>
          <table:table-cell table:style-name="ce14" office:value-type="string" calcext:value-type="string">
            <text:p>王绵森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4" office:value-type="string" calcext:value-type="string">
            <text:p>计算机组成原理：立体化教材</text:p>
          </table:table-cell>
          <table:table-cell table:style-name="ce14" office:value-type="string" calcext:value-type="string">
            <text:p><text:span text:style-name="T7">白中英</text:span><text:span text:style-name="T8">/</text:span><text:span text:style-name="T6">戴志涛</text:span></text:p>
          </table:table-cell>
          <table:table-cell table:style-name="ce14"/>
          <table:table-cell office:value-type="string" calcext:value-type="string">
            <text:p>6</text:p>
          </table:table-cell>
          <table:table-cell table:style-name="ce14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31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3ed96db796aa04ac56c486573df72f</text:p>
          </table:table-cell>
          <table:table-cell office:value-type="string" calcext:value-type="string">
            <text:p>马克思主义基本原理：2023年版</text:p>
          </table:table-cell>
          <table:table-cell office:value-type="string" calcext:value-type="string">
            <text:p>《马克思主义基本原理（2023年版）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514bddee861cb5707a764b3c766a6e</text:p>
          </table:table-cell>
          <table:table-cell office:value-type="string" calcext:value-type="string">
            <text:p>概率极限理论基础</text:p>
          </table:table-cell>
          <table:table-cell office:value-type="string" calcext:value-type="string">
            <text:p>林焉炎/陆传荣/苏中根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276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5bd5d0088f0646f64dff3b1ff032dc</text:p>
          </table:table-cell>
          <table:table-cell office:value-type="string" calcext:value-type="string">
            <text:p>Complex Analysis</text:p>
          </table:table-cell>
          <table:table-cell office:value-type="string" calcext:value-type="string">
            <text:p>Elias M. Stein/Rami Shakarchi</text:p>
          </table:table-cell>
          <table:table-cell table:number-columns-repeated="2"/>
          <table:table-cell office:value-type="string" calcext:value-type="string">
            <text:p>Princeton University Press</text:p>
          </table:table-cell>
          <table:table-cell office:value-type="string" calcext:value-type="string">
            <text:p>97806911138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4" office:value-type="string" calcext:value-type="string">
            <text:p>电路分析基础</text:p>
          </table:table-cell>
          <table:table-cell table:style-name="ce14" office:value-type="string" calcext:value-type="string">
            <text:p><text:span text:style-name="T7">俎云霄</text:span><text:span text:style-name="T8">/</text:span><text:span text:style-name="T6">李巍海</text:span><text:span text:style-name="T8">/</text:span><text:span text:style-name="T6">侯宾</text:span><text:span text:style-name="T8">/</text:span><text:span text:style-name="T6">张勇</text:span>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b9e6052395ba047bd154ea45130026fc</text:p>
          </table:table-cell>
          <table:table-cell table:style-name="ce31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4" office:value-type="string" calcext:value-type="string">
            <text:p>高等数学（经管类） 下册</text:p>
          </table:table-cell>
          <table:table-cell table:style-name="ce14" office:value-type="string" calcext:value-type="string">
            <text:p><text:span text:style-name="T7">史悦</text:span><text:span text:style-name="T8">/</text:span><text:span text:style-name="T6">李晓莉</text:span><text:span text:style-name="T8">/</text:span><text:span text:style-name="T6">李晓花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4" office:value-type="string" calcext:value-type="string">
            <text:p>概率论与随机过程</text:p>
          </table:table-cell>
          <table:table-cell table:style-name="ce14" office:value-type="string" calcext:value-type="string">
            <text:p>北京邮电大学数学系概率教学组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4" office:value-type="string" calcext:value-type="string">
            <text:p><text:span text:style-name="T7">微机原理与接口技术：基于</text:span><text:span text:style-name="T8">ARM Cortex-M4</text:span></text:p>
          </table:table-cell>
          <table:table-cell table:style-name="ce14" office:value-type="string" calcext:value-type="string">
            <text:p>田辉</text:p>
          </table:table-cell>
          <table:table-cell table:style-name="ce14"/>
          <table:table-cell office:value-type="string" calcext:value-type="string">
            <text:p>3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4" office:value-type="string" calcext:value-type="string">
            <text:p><text:span text:style-name="T7">概率论与数理统计习题全解指南（浙大</text:span><text:span text:style-name="T8">·</text:span><text:span text:style-name="T6">五版）</text:span></text:p>
          </table:table-cell>
          <table:table-cell table:style-name="ce14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4" office:value-type="string" calcext:value-type="string">
            <text:p>电子电路基础及通信电子电路学习指导书</text:p>
          </table:table-cell>
          <table:table-cell table:style-name="ce14" office:value-type="string" calcext:value-type="string">
            <text:p>刘宝玲/胡春静/郭琳/孙文生/刘培植/张晓莹/邓钢/崔琪楠/李立华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c7fa8e4fccec239ae74783a21d9d2b</text:p>
          </table:table-cell>
          <table:table-cell office:value-type="string" calcext:value-type="string">
            <text:p>Combinatorial Optimization: Polyhedra and Efficiency</text:p>
          </table:table-cell>
          <table:table-cell office:value-type="string" calcext:value-type="string">
            <text:p>Alexander Schrijver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35402045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4" office:value-type="string" calcext:value-type="string">
            <text:p>通信原理</text:p>
          </table:table-cell>
          <table:table-cell table:style-name="ce14" office:value-type="string" calcext:value-type="string">
            <text:p><text:span text:style-name="T7">周烔槃</text:span><text:span text:style-name="T8">/</text:span><text:span text:style-name="T6">庞沁华</text:span><text:span text:style-name="T8">/</text:span><text:span text:style-name="T6">续大我</text:span><text:span text:style-name="T8">/</text:span><text:span text:style-name="T6">吴伟陵</text:span><text:span text:style-name="T8">/</text:span><text:span text:style-name="T6">杨鸿文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4" office:value-type="string" calcext:value-type="string">
            <text:p>数字信号处理</text:p>
          </table:table-cell>
          <table:table-cell table:style-name="ce14" office:value-type="string" calcext:value-type="string">
            <text:p><text:span text:style-name="T7">门爱东</text:span><text:span text:style-name="T8">/</text:span><text:span text:style-name="T6">苏菲</text:span><text:span text:style-name="T8">/</text:span><text:span text:style-name="T6">王雷</text:span><text:span text:style-name="T8">/</text:span><text:span text:style-name="T6">王海婴</text:span><text:span text:style-name="T8">/</text:span><text:span text:style-name="T6">李江军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b1baaf1bea1664d28f94f0205a751</text:p>
          </table:table-cell>
          <table:table-cell office:value-type="string" calcext:value-type="string">
            <text:p>An Introduction to Single-User Information Theory</text:p>
          </table:table-cell>
          <table:table-cell office:value-type="string" calcext:value-type="string">
            <text:p>Fady Alajaji/Po-Ning Che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98110800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4" office:value-type="string" calcext:value-type="string">
            <text:p>线性代数与几何学习辅导</text:p>
          </table:table-cell>
          <table:table-cell table:style-name="ce14" office:value-type="string" calcext:value-type="string">
            <text:p><text:span text:style-name="T7">刘吉佑</text:span><text:span text:style-name="T8">/</text:span><text:span text:style-name="T6">莫骄</text:span><text:span text:style-name="T8">/</text:span><text:span text:style-name="T6">李亚杰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4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0a79ee64f4b02a94bda3f24ce726051</text:p>
          </table:table-cell>
          <table:table-cell office:value-type="string" calcext:value-type="string">
            <text:p>Linear Analysis An Introductory Course</text:p>
          </table:table-cell>
          <table:table-cell office:value-type="string" calcext:value-type="string">
            <text:p>Bela Bollobas</text:p>
          </table:table-cell>
          <table:table-cell table:number-columns-repeated="2"/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65577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dc5290e160f4433f27665753a40ce62</text:p>
          </table:table-cell>
          <table:table-cell office:value-type="string" calcext:value-type="string">
            <text:p>全国大学生数学竞赛参赛指南</text:p>
          </table:table-cell>
          <table:table-cell office:value-type="string" calcext:value-type="string">
            <text:p>佘志坤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71442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3cc31bd3895e142b2de0b46170852b4</text:p>
          </table:table-cell>
          <table:table-cell office:value-type="string" calcext:value-type="string">
            <text:p>计算机组成与系统结构：立体化教材</text:p>
          </table:table-cell>
          <table:table-cell office:value-type="string" calcext:value-type="string">
            <text:p>白中英/戴志涛/张天乐/覃健成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273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9001b2bbf800581331b16e664e657bd</text:p>
          </table:table-cell>
          <table:table-cell office:value-type="string" calcext:value-type="string">
            <text:p>西方经济学 上册</text:p>
          </table:table-cell>
          <table:table-cell office:value-type="string" calcext:value-type="string">
            <text:p>《西方经济学》编写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55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4" office:value-type="string" calcext:value-type="string">
            <text:p>概率论与数理统计</text:p>
          </table:table-cell>
          <table:table-cell table:style-name="ce14" office:value-type="string" calcext:value-type="string">
            <text:p><text:span text:style-name="T7">盛骤</text:span><text:span text:style-name="T8">/</text:span><text:span text:style-name="T6">谢式干</text:span><text:span text:style-name="T8">/</text:span><text:span text:style-name="T6">潘承毅</text:span></text:p>
          </table:table-cell>
          <table:table-cell table:style-name="ce14"/>
          <table:table-cell office:value-type="string" calcext:value-type="string">
            <text:p>5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623b952c1317e5216415058e6eb287</text:p>
          </table:table-cell>
          <table:table-cell office:value-type="string" calcext:value-type="string">
            <text:p>图论基础及其应用</text:p>
          </table:table-cell>
          <table:table-cell office:value-type="string" calcext:value-type="string">
            <text:p>舒贤林/徐志才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学院出版社</text:p>
          </table:table-cell>
          <table:table-cell office:value-type="string" calcext:value-type="string">
            <text:p>97875635000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4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0">黄如</text:span><text:span text:style-name="T11">/</text:span><text:span text:style-name="T12">王漪</text:span><text:span text:style-name="T11">/</text:span><text:span text:style-name="T12">王金延</text:span><text:span text:style-name="T11">/</text:span><text:span text:style-name="T12">金海岩</text:span></text:p>
          </table:table-cell>
          <table:table-cell office:value-type="string" calcext:value-type="string">
            <text:p>1</text:p>
          </table:table-cell>
          <table:table-cell table:style-name="ce14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bf10f6b4c2d068a49b58b632b71176</text:p>
          </table:table-cell>
          <table:table-cell office:value-type="string" calcext:value-type="string">
            <text:p>Convex Optimization</text:p>
          </table:table-cell>
          <table:table-cell office:value-type="string" calcext:value-type="string">
            <text:p>Stephen Boyd/Lieven Vandenberghe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Cambridge University Press</text:p>
          </table:table-cell>
          <table:table-cell office:value-type="string" calcext:value-type="string">
            <text:p>97805218337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4" office:value-type="string" calcext:value-type="string">
            <text:p>信号与系统引论</text:p>
          </table:table-cell>
          <table:table-cell table:style-name="ce14" office:value-type="string" calcext:value-type="string">
            <text:p><text:span text:style-name="T7">郑君里</text:span><text:span text:style-name="T8">/</text:span><text:span text:style-name="T6">应启珩</text:span><text:span text:style-name="T8">/</text:span><text:span text:style-name="T6">杨为理</text:span></text:p>
          </table:table-cell>
          <table:table-cell table:style-name="ce14"/>
          <table:table-cell office:value-type="string" calcext:value-type="string">
            <text:p>1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4d706dd712f25317df40949026f072</text:p>
          </table:table-cell>
          <table:table-cell office:value-type="string" calcext:value-type="string">
            <text:p>Elements of Information Theory</text:p>
          </table:table-cell>
          <table:table-cell office:value-type="string" calcext:value-type="string">
            <text:p>Thomas M. Cover/Joy A. Thoma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04712419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4" office:value-type="string" calcext:value-type="string">
            <text:p>现代密码学教程</text:p>
          </table:table-cell>
          <table:table-cell table:style-name="ce14" office:value-type="string" calcext:value-type="string">
            <text:p><text:span text:style-name="T7">谷利泽</text:span><text:span text:style-name="T8">/</text:span><text:span text:style-name="T6">郑世慧</text:span><text:span text:style-name="T8">/</text:span><text:span text:style-name="T6">杨义先</text:span></text:p>
          </table:table-cell>
          <table:table-cell table:style-name="ce14"/>
          <table:table-cell office:value-type="string" calcext:value-type="string">
            <text:p>2</text:p>
          </table:table-cell>
          <table:table-cell table:style-name="ce14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ae45092a3f21e1359a8a4f4076d2dc</text:p>
          </table:table-cell>
          <table:table-cell office:value-type="string" calcext:value-type="string">
            <text:p>测度论讲义</text:p>
          </table:table-cell>
          <table:table-cell office:value-type="string" calcext:value-type="string">
            <text:p>严加安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科学出版社</text:p>
          </table:table-cell>
          <table:table-cell table:style-name="ce40" office:value-type="string" calcext:value-type="string">
            <text:p>97870301340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4" office:value-type="string" calcext:value-type="string">
            <text:p>软件项目管理案例教程</text:p>
          </table:table-cell>
          <table:table-cell table:style-name="ce14" office:value-type="string" calcext:value-type="string">
            <text:p><text:span text:style-name="T7">韩万江</text:span><text:span text:style-name="T8">/</text:span><text:span text:style-name="T6">姜立新</text:span></text:p>
          </table:table-cell>
          <table:table-cell table:style-name="ce14"/>
          <table:table-cell office:value-type="string" calcext:value-type="string">
            <text:p>4</text:p>
          </table:table-cell>
          <table:table-cell table:style-name="ce14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254">
          <table:table-cell table:number-columns-repeated="16384"/>
        </table:table-row>
        <table:table-row table:style-name="ro9" table:number-rows-repeated="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ests" table:style-name="ta2">
        <table:table-column table:style-name="co1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6" table:number-columns-repeated="16376" table:default-cell-style-name="ce18"/>
        <table:table-column table:style-name="co10" table:default-cell-style-name="ce18"/>
        <table:table-row table:style-name="ro1">
          <table:table-cell table:style-name="ce27" office:value-type="string" calcext:value-type="string">
            <text:p><text:span text:style-name="T5">MD5</text:span><text:span text:style-name="T6">校验码</text:span></text:p>
          </table:table-cell>
          <table:table-cell table:style-name="ce27" office:value-type="string" calcext:value-type="string">
            <text:p>课程类型</text:p>
          </table:table-cell>
          <table:table-cell table:style-name="ce27" office:value-type="string" calcext:value-type="string">
            <text:p>学院</text:p>
          </table:table-cell>
          <table:table-cell table:style-name="ce27" office:value-type="string" calcext:value-type="string">
            <text:p>年份</text:p>
          </table:table-cell>
          <table:table-cell table:style-name="ce27" office:value-type="string" calcext:value-type="string">
            <text:p>课程名称</text:p>
          </table:table-cell>
          <table:table-cell table:style-name="ce27" office:value-type="string" calcext:value-type="string">
            <text:p>考试阶段（期中0/期末1）</text:p>
          </table:table-cell>
          <table:table-cell table:style-name="ce27" office:value-type="string" calcext:value-type="string">
            <text:p><text:span text:style-name="T7">资料类型（纯试题</text:span><text:span text:style-name="T8">Q/</text:span><text:span text:style-name="T6">纯答案</text:span><text:span text:style-name="T8">A</text:span><text:span text:style-name="T6">）</text:span></text:p>
          </table:table-cell>
          <table:table-cell table:style-name="ce2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550196f94d2dbb7125d32d7c69001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179a7f2bf9cbf86f5f474bf953222aa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7">大学物理</text:span><text:span text:style-name="T8">C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7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概率论与数理统计</text:p>
          </table:table-cell>
          <table:table-cell table:style-name="ce27"/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3b07e8edcbdfb0ad46b6f52d7b30c9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1-2022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52cefeef110ed97ceddcfb2ced7f3e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b0f82dccc287a8421db9cf3efd9b2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39b89bbea3a187d2aa856381473de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10e628e6282462754b765dfddad11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1baa55135782bc04fb82d5723e9382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全球胜任力英语I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54a930358251fe7bf774dd194bd9a0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/自动化学院/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8c5aeb9b911dfa9f0ddbe12e29f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fa7bab515f1bc500245258312827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079d7a68f933480b2077975d98aac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全球胜任力英语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92aa990fbabba6006fee5c68f1b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1</text:p>
          </table:table-cell>
          <table:table-cell office:value-type="string" calcext:value-type="string">
            <text:p>英语听说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d873cf9df048cfe5d49827f75c74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d60b1d44154f14c18874521f5778d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ac74c14e7a31aec32e77512d76c3c7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4d19286e6acd13ff2b9a2f4d35938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c0b8ddb8337b772bdbe717a41144b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bc26297c69530cdb85672c7723d3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9ef39f72d3b115cf61a866abef02ac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e5a4ec50972efe7484b4288c23541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056cd821ddb6a8fff47471e93f029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fecb6274bc437b549295eca6e171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5560e5d0b32d4e073ade8f6b7afb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数学分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4ea4af394e6b2a3117e0055b085b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6c0deb11dc005fa69feb03f1e67da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9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739d0073beda294f1f8e1400e3f8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6-2017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278b0e56a51148afdb0f15012ac0e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86b04c1cee8ad634fca399ec918c52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4a5f8d07c7a75388db13258cc6d39854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1de9a514a76f1c07d1a00fd28f28a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理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理科数学分析（二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1323cba925db6422ae9b4b8a5f30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形式语言与自动机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f258aab2c194da48922075b4114c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a9ce76b982a4e60bc9d9bb74b1bd9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7" office:value-type="string" calcext:value-type="string">
            <text:p>离散数学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7" office:value-type="string" calcext:value-type="string">
            <text:p>计算机组成与系统结构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80c18e8835ed7dea88c36d1b80053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49851c2f6e58e1467ce774a7641b75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e05985b7edcf14438897910f7b531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人工智能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9e2bdabb663548e534c5451a79417c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c367b3f7fe40375ebacdcc5b880b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336341da6b1951c43b0346a87c47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d445a376309350d504a3fe356312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b6bc31e1817db6ed7ec5fd2b29493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矩阵理论和方法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4d4d3391aa630caf11a765190c5d4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ce695ffa86f6c56ed5c4416d5e152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7" office:value-type="string" calcext:value-type="string">
            <text:p>矩阵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09413e17d8e3a28849c057b656a4db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计算机学院/数字媒体与设计艺术学院/网络空间与安全学院/自动化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7" office:value-type="string" calcext:value-type="string">
            <text:p>高等数学A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ac9f31d5e355a12a8ac2e509df071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子工程学院/国际学院/经济管理学院/计算机学院/理学院/人工智能学院/数字媒体与设计艺术学院/人文学院/网络空间安全学院/未来学院/自动化学院/信息与通信工程学院/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8127d0968d81074a9997c3f647fe31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f0afc01b138d14cc7bf1760f35b5b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数学分析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dbcdf6e6c8977db3c413db21111e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现代密码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7e6fa43e68530fff2b19f317ff369b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高等数学A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899d927e78a5ad1909a6587bd7cae4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5-2016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25c1d2b3729b11548ecc73002b119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1-2022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b3980e11156df9f87ada571f738c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4ca8302911023c5d9bcd513c0c64f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中国近现代史纲要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117f0bb66f86b0298bab7a508f757d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ca2f6efa0299f99aee464cfbd50f30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3583adfb5cdb9ba7f3a40255bafa1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1a5dda899ee9160da015dc46e1b8b5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488d0877a40c1fc9ba958fb0d44a639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6637c8406385b768d8564f1bfe451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7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7" office:value-type="string" calcext:value-type="string">
            <text:p>概率论与随机过程</text:p>
          </table:table-cell>
          <table:table-cell table:style-name="ce27"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16184da3ccf888c57fd8c27c5dd486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86cb9a111d95d7ca8f9715b2a72be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9be7e1dc5830e0ee04e9964fb9e84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a9e3acac26664c8f44bd88e769d630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息与通信工程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python编程与实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a8096360814dee0c4e23730cc90e10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e5bfd346a394d81aec5cd07d5f82af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信号与系统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ffc420cd2a72ee00ef4c185a58d2cf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高等数学A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0bb0477e6bb5dbca9520c3bf0222cb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3fb7384a17d2ed5db46ee98e201a2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7-2018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403b018451bd6a254283c25b125b3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5e7e11323a9eef91d615f39990741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be445cbba7ae36385bf344ebafad7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3-2004-2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1c02c53ee13c0350af48736043bd2ce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7" office:value-type="string" calcext:value-type="string">
            <text:p>矩阵分析与应用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7" office:value-type="string" calcext:value-type="string">
            <text:p>大学计算机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2ffa323388de30d9988553e1bf3dd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2-2023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上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6e30ed70f74dd20bb53381a5d1e185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19-202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e70c14f746855ea0f2ef024ad22c3e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未来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高等代数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711f6650499e06f12a45d8b2c95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9c2f0f4e8aee249c95dd8874249e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计算机原理与应用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c36c8ede7fa95198867cb91db35c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高等数学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7" office:value-type="string" calcext:value-type="string">
            <text:p>高等数学（上）</text:p>
          </table:table-cell>
          <table:table-cell table:style-name="ce27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78fc44b6e3d520456368e8e51d457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计算机组成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aea67ccc96809b1a8489f2c1cf10b2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be4e1b762090fd3b151a039066f571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177e10b14855c2631707261e4cc0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291430ae9edc9fea63ba7fcc614acb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3cfd27385be32bfb54507339aad3b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0-2021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d6f9013c1f231e86925ffcdf059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7b8862ac2ba6eb11ceaaeaa7a55e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927b28c101492bf3f7501aeb641d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d4aa453eef805451c313afdf95c1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国际学院</text:p>
          </table:table-cell>
          <table:table-cell office:value-type="string" calcext:value-type="string">
            <text:p>2022-2023</text:p>
          </table:table-cell>
          <table:table-cell office:value-type="string" calcext:value-type="string">
            <text:p>信号与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dbbaf33438219910eb65f67e32825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string" calcext:value-type="string">
            <text:p>计算机网络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f0a3dedf62a7ac902df147d48efa14f</text:p>
          </table:table-cell>
          <table:table-cell table:style-name="ce27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7" office:value-type="string" calcext:value-type="string">
            <text:p><text:span text:style-name="T7">大学物理</text:span><text:span text:style-name="T8">B</text:span><text:span text:style-name="T6">（下）</text:span></text:p>
          </table:table-cell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8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da74da2cc11a76c32b580b47daeb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2-2023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da4d5e574f1c26404246968783c9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数学实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b06a81649a2c5ce02b214336834a6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40f15e82a9ab596fa3a240d6bfa94a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23-2024-1</text:p>
          </table:table-cell>
          <table:table-cell office:value-type="string" calcext:value-type="string">
            <text:p>组合数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6e2d3802afc93b20babea0ce92109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人文学院</text:p>
          </table:table-cell>
          <table:table-cell office:value-type="string" calcext:value-type="string">
            <text:p>2022-2023-1</text:p>
          </table:table-cell>
          <table:table-cell office:value-type="string" calcext:value-type="string">
            <text:p>宪法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 table:number-rows-repeated="104830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docs" table:style-name="ta3"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18"/>
        <table:table-column table:style-name="co23" table:default-cell-style-name="ce18"/>
        <table:table-column table:style-name="co10" table:number-columns-repeated="16377" table:default-cell-style-name="ce18"/>
        <table:table-row table:style-name="ro1">
          <table:table-cell table:style-name="ce27" office:value-type="string" calcext:value-type="string">
            <text:p><text:span text:style-name="T5">MD5</text:span><text:span text:style-name="T6">校验码</text:span></text:p>
          </table:table-cell>
          <table:table-cell table:style-name="ce27" office:value-type="string" calcext:value-type="string">
            <text:p>课程类型</text:p>
          </table:table-cell>
          <table:table-cell table:style-name="ce27" office:value-type="string" calcext:value-type="string">
            <text:p>课程名称</text:p>
          </table:table-cell>
          <table:table-cell table:style-name="ce27" office:value-type="string" calcext:value-type="string">
            <text:p>文件名称</text:p>
          </table:table-cell>
          <table:table-cell table:style-name="ce27" office:value-type="string" calcext:value-type="string">
            <text:p>资料类型（思维导图M/题库Q/答案A/知识点K/课件C）</text:p>
          </table:table-cell>
          <table:table-cell table:style-name="ce2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33" office:value-type="string" calcext:value-type="string">
            <text:p>066eb70dd44b90210c97ddb94618393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大学物理实验</text:p>
          </table:table-cell>
          <table:table-cell table:style-name="ce35" office:value-type="string" calcext:value-type="string">
            <text:p>大学物理实验 讲义（2023年）</text:p>
          </table:table-cell>
          <table:table-cell table:style-name="ce36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07db70884c483b4bbe6aa733c964d58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文治学业辅导中心 课程提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08f44b319cc240ca9c740abbb14ea9e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7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0a989899a0724b171007e4adcb5f391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性代数公式归纳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0d3f8f6c537922dacec4ea5f5c2a9ee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运筹学题库</text:p>
          </table:table-cell>
          <table:table-cell table:style-name="ce3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18f2d5bebf10f9adb3cf89614b0a47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</text:p>
          </table:table-cell>
          <table:table-cell table:style-name="ce33" office:value-type="string" calcext:value-type="string">
            <text:p>学解 考试宝典 大学（普通）物理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9b833b8934f45fccee0c8f1c3c1abe0</text:p>
          </table:table-cell>
          <table:table-cell table:style-name="ce33"/>
          <table:table-cell table:style-name="ce33" office:value-type="string" calcext:value-type="string">
            <text:p>运筹学</text:p>
          </table:table-cell>
          <table:table-cell table:style-name="ce33" office:value-type="string" calcext:value-type="string">
            <text:p>期末复习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c3d7f68adab058635b158c4595b165c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马原思维导图</text:p>
          </table:table-cell>
          <table:table-cell table:style-name="ce36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1d81f9c30b9d5013d8e5d6beb4d74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高等数学（上）</text:p>
          </table:table-cell>
          <table:table-cell table:style-name="ce33" office:value-type="string" calcext:value-type="string">
            <text:p>积分精选</text:p>
          </table:table-cell>
          <table:table-cell table:style-name="ce33" office:value-type="string" calcext:value-type="string">
            <text:p>Q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2cf0e5ecbda0a0f1f7b18c190afc7c5d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课后习题参考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2f86b1c34727833d3572761e99368818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线性代数</text:p>
          </table:table-cell>
          <table:table-cell table:style-name="ce35" office:value-type="string" calcext:value-type="string">
            <text:p>线性代数讲义</text:p>
          </table:table-cell>
          <table:table-cell table:style-name="ce36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2f8a8b67527ceb062a8626b4cc3d37f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知识点章节整理（完整版）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34bf9c88e2a7ce920aa8854f75c4eea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数据结构</text:p>
          </table:table-cell>
          <table:table-cell table:style-name="ce35" office:value-type="string" calcext:value-type="string">
            <text:p>数据结构习题集答案</text:p>
          </table:table-cell>
          <table:table-cell table:style-name="ce36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362b2d475ae7645d201dc5d951fe063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学分析</text:p>
          </table:table-cell>
          <table:table-cell office:value-type="string" calcext:value-type="string">
            <text:p>元班数学分析第三次测验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37ede6b756b350460371b6d31c609d1b</text:p>
          </table:table-cell>
          <table:table-cell table:style-name="ce33"/>
          <table:table-cell table:style-name="ce33" office:value-type="string" calcext:value-type="string">
            <text:p>计算机网络</text:p>
          </table:table-cell>
          <table:table-cell table:style-name="ce33" office:value-type="string" calcext:value-type="string">
            <text:p>Computer Networks Fifth Edition Problem Solutions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office:value-type="string" calcext:value-type="string">
            <text:p>388c174a82fb62011832090796326dd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电磁场各章PPT/复习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3ad204d9f1ecfbde8832802fc3eee0be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<text:span text:style-name="T7">高等数学（上）</text:span><text:span text:style-name="T8">/</text:span><text:span text:style-name="T6">高等数学（下）</text:span></text:p>
          </table:table-cell>
          <table:table-cell table:style-name="ce35" office:value-type="string" calcext:value-type="string">
            <text:p>高等数学基础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3d6fa4f7305fb91e9c014e468037310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图学</text:p>
          </table:table-cell>
          <table:table-cell table:style-name="ce33" office:value-type="string" calcext:value-type="string">
            <text:p>工程制图习题解答</text:p>
          </table:table-cell>
          <table:table-cell table:style-name="ce33" office:value-type="string" calcext:value-type="string">
            <text:p>Q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33" office:value-type="string" calcext:value-type="string">
            <text:p>3e5a331e25c57384ee12fdaca11823e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数字信号处理</text:p>
          </table:table-cell>
          <table:table-cell table:style-name="ce35" office:value-type="string" calcext:value-type="string">
            <text:p><text:span text:style-name="T7">数字信号处理答案 科学社第</text:span><text:span text:style-name="T8">2</text:span><text:span text:style-name="T6">版</text:span></text:p>
          </table:table-cell>
          <table:table-cell table:style-name="ce36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3eb071b6be2e6614d27aa4d894c51493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题库/知识点</text:p>
          </table:table-cell>
          <table:table-cell table:style-name="ce36" office:value-type="string" calcext:value-type="string">
            <text:p>Q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3fc6130e80ce9f651193a4668c3c582c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17年数据结构课件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2">
          <table:table-cell table:style-name="ce17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41f62d9b234263bc1ffa787f98bff0c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各章练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43f894ce7840714612c5aa265455f34a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《中国近现代史纲要》考试宝典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485994b7215891ea2abe9238677a7c4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《计算机网络》课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49ddf970e64c41cd01eba60db840240e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高等代数（下）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4a7fabef0146a3cbf55b7f73f299f220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题库+答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4d592869d18dcd1d45aebb00faafd9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高等代数（下）</text:p>
          </table:table-cell>
          <table:table-cell office:value-type="string" calcext:value-type="string">
            <text:p>北邮高等代数13-14讲义稿 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2">
          <table:table-cell office:value-type="string" calcext:value-type="string">
            <text:p>5196f44cdd8097106aa7aeb384fd1cd5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物理E</text:p>
          </table:table-cell>
          <table:table-cell office:value-type="string" calcext:value-type="string">
            <text:p>大学物理公式全储集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57ce6e0b892b257adfbe8e33eacac4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组成原理</text:p>
          </table:table-cell>
          <table:table-cell office:value-type="string" calcext:value-type="string">
            <text:p>期末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58e9726b5c5dab42a432b80a44c58ca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子工程学院 电路与电子电路 各章复习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5aae01f0a98b3fc6d3d1b3ba807070e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线性代数</text:p>
          </table:table-cell>
          <table:table-cell table:style-name="ce33" office:value-type="string" calcext:value-type="string">
            <text:p>线代绿书2018版答案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62b43f8fbed2bb3087f2afc96fd89b0f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数字电路与逻辑系统</text:p>
          </table:table-cell>
          <table:table-cell table:style-name="ce33" office:value-type="string" calcext:value-type="string">
            <text:p><text:span text:style-name="T5">2020</text:span><text:span text:style-name="T6">爱课堂数电客观题解析</text:span>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zip</text:p>
          </table:table-cell>
          <table:table-cell table:style-name="ce39" table:number-columns-repeated="16378"/>
        </table:table-row>
        <table:table-row table:style-name="ro2">
          <table:table-cell office:value-type="string" calcext:value-type="string">
            <text:p>66b707867e24843c84d5937546007251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期末复习重点问题-2023年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1">
          <table:table-cell table:style-name="ce33" office:value-type="string" calcext:value-type="string">
            <text:p>680b6abcd0be13a2ea4acb1f31e2177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物联网工程</text:p>
          </table:table-cell>
          <table:table-cell table:style-name="ce33" office:value-type="string" calcext:value-type="string">
            <text:p><text:span text:style-name="T5">21</text:span><text:span text:style-name="T6">级物联网工程期末串讲笔记</text:span>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6d7a3ce447f1b9f75b8bfee6e98275f7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《考试宝典》中国近现代史纲要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33" office:value-type="string" calcext:value-type="string">
            <text:p>726471bd31ef01df1c4d797b7402ef0c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<text:span text:style-name="T7">知识梳理（第五章</text:span><text:span text:style-name="T8">~</text:span><text:span text:style-name="T6">第七章）</text:span>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3">
          <table:table-cell office:value-type="string" calcext:value-type="string">
            <text:p>729413265d89ee6947b9cc1c4de01a1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电路与逻辑系统</text:p>
          </table:table-cell>
          <table:table-cell office:value-type="string" calcext:value-type="string">
            <text:p>数字系统设计课内实验指导书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1">
          <table:table-cell table:style-name="ce33" office:value-type="string" calcext:value-type="string">
            <text:p>7983d676bb595b6be4f8993f556a1d3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35" office:value-type="string" calcext:value-type="string">
            <text:p>奇数题答案</text:p>
          </table:table-cell>
          <table:table-cell table:style-name="ce36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8087447999a9996dba3c54e32345aee9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军事理论</text:p>
          </table:table-cell>
          <table:table-cell table:style-name="ce35" office:value-type="string" calcext:value-type="string">
            <text:p>军事理论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8285ae9bb8aec3dbf665dd1bdf75bef4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物理实验</text:p>
          </table:table-cell>
          <table:table-cell table:style-name="ce33" office:value-type="string" calcext:value-type="string">
            <text:p>大学物理实验 讲义（2020年）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8853903287d58621391474f65450b928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工程数学</text:p>
          </table:table-cell>
          <table:table-cell table:style-name="ce33" office:value-type="string" calcext:value-type="string">
            <text:p>复变函数与数学物理方法-部分习题解答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8b3bc2a11252293e2c255aabf6d301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英语</text:p>
          </table:table-cell>
          <table:table-cell table:style-name="ce33" office:value-type="string" calcext:value-type="string">
            <text:p>新目标大学英语（第二版）视听说教程参考答案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table:style-name="ce34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978c539a2fcd228458118a0c07d59b8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字电路与逻辑系统</text:p>
          </table:table-cell>
          <table:table-cell table:style-name="ce33" office:value-type="string" calcext:value-type="string">
            <text:p>蜂考速成课《数字电子技术》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7">
          <table:table-cell table:style-name="ce33" office:value-type="string" calcext:value-type="string">
            <text:p>98e5627649bdfc873a0f4302349f4fb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/电子电路基础</text:p>
          </table:table-cell>
          <table:table-cell table:style-name="ce33" office:value-type="string" calcext:value-type="string">
            <text:p>电子电路全书课后习题答案合并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1">
          <table:table-cell table:style-name="ce33" office:value-type="string" calcext:value-type="string">
            <text:p>a068341adf389097090e9bf05d53c02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<text:span text:style-name="T7">题库</text:span><text:span text:style-name="T8">/</text:span><text:span text:style-name="T6">模拟试卷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a721ecde2dde9effb76768da391ac497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学解 考试宝典 电路</text:p>
          </table:table-cell>
          <table:table-cell table:style-name="ce33" office:value-type="string" calcext:value-type="string">
            <text:p>K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acaa28a9381ab134352f2d499eab39db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电路分析基础</text:p>
          </table:table-cell>
          <table:table-cell table:style-name="ce33" office:value-type="string" calcext:value-type="string">
            <text:p>电路分析基础俎云霄 课后答案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8">
          <table:table-cell table:style-name="ce33" office:value-type="string" calcext:value-type="string">
            <text:p>acb674edeea9e45d58c94016b13351a5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工程基础</text:p>
          </table:table-cell>
          <table:table-cell table:style-name="ce33" office:value-type="string" calcext:value-type="string">
            <text:p>《微波工程基础》实验教学手册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 table:number-columns-repeated="16378"/>
        </table:table-row>
        <table:table-row table:style-name="ro2">
          <table:table-cell table:style-name="ce34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adb827ed398cf93b11aa228267a484f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大学计算机基础</text:p>
          </table:table-cell>
          <table:table-cell office:value-type="string" calcext:value-type="string">
            <text:p>新版各章书后习题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ip</text:p>
          </table:table-cell>
          <table:table-cell/>
          <table:table-cell table:style-name="ce39" table:number-columns-repeated="16377"/>
        </table:table-row>
        <table:table-row table:style-name="ro3">
          <table:table-cell office:value-type="string" calcext:value-type="string">
            <text:p>afd7172379c2bf6e2e3cee16f072c9dc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信号与系统期末串讲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39" table:number-columns-repeated="16377"/>
        </table:table-row>
        <table:table-row table:style-name="ro8">
          <table:table-cell table:style-name="ce33" office:value-type="string" calcext:value-type="string">
            <text:p>b39de807ea75fc083b7b7ea31aeb8519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高等数学（下）</text:p>
          </table:table-cell>
          <table:table-cell table:style-name="ce35" office:value-type="string" calcext:value-type="string">
            <text:p>期末复习讲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b464f2c0becdce1d24d22b4fe9154fef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大学计算机基础</text:p>
          </table:table-cell>
          <table:table-cell table:style-name="ce33" office:value-type="string" calcext:value-type="string">
            <text:p>大学计算机基础练习题</text:p>
          </table:table-cell>
          <table:table-cell table:style-name="ce33" office:value-type="string" calcext:value-type="string">
            <text:p>Q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b4e2114f4fa50282fe33485907706e5b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大学计算机基础</text:p>
          </table:table-cell>
          <table:table-cell table:style-name="ce35" office:value-type="string" calcext:value-type="string">
            <text:p>计算机基础知识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b624cb81305d085c690a40869394559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时间轴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33" office:value-type="string" calcext:value-type="string">
            <text:p>b6fae3f7464a1f80021cf070ca732205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线性代数</text:p>
          </table:table-cell>
          <table:table-cell table:style-name="ce35" office:value-type="string" calcext:value-type="string">
            <text:p><text:span text:style-name="T7">线代绿书</text:span><text:span text:style-name="T8">2018</text:span><text:span text:style-name="T6">版</text:span></text:p>
          </table:table-cell>
          <table:table-cell table:style-name="ce33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296e718e5bbfd498d9d582e05963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计算机网络 自顶向下方法 8版答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bae58d55692d5efec8f01906b358743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固体物理</text:p>
          </table:table-cell>
          <table:table-cell office:value-type="string" calcext:value-type="string">
            <text:p>固体物理-笔记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3" office:value-type="string" calcext:value-type="string">
            <text:p>be10e83fe557073cbfe158737729a9d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知识框架</text:p>
          </table:table-cell>
          <table:table-cell table:style-name="ce33" office:value-type="string" calcext:value-type="string">
            <text:p>M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33" office:value-type="string" calcext:value-type="string">
            <text:p>c5b8df80724f60c1ac23a4dbf72ae86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<text:span text:style-name="T7">知识梳理（导论</text:span><text:span text:style-name="T8">~</text:span><text:span text:style-name="T6">第三章）</text:span>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c8e97b1d423103e1693c6a33eb5669a2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微波技术基础</text:p>
          </table:table-cell>
          <table:table-cell table:style-name="ce33" office:value-type="string" calcext:value-type="string">
            <text:p>廖承恩《微波技术基础》习题解答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毛泽东思想和中国特色社会主义理论体系概论</text:p>
          </table:table-cell>
          <table:table-cell table:style-name="ce27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3" office:value-type="string" calcext:value-type="string">
            <text:p>cbbdc0828717c5d6eef6c9cc6e71b1c6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模拟电子技术</text:p>
          </table:table-cell>
          <table:table-cell table:style-name="ce33" office:value-type="string" calcext:value-type="string">
            <text:p>2015年课件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cea8d3fbbd654a034177eac609fdb01e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思维导图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cff2fb2ee5eba8180781836ab9a268c4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军事理论</text:p>
          </table:table-cell>
          <table:table-cell table:style-name="ce35" office:value-type="string" calcext:value-type="string">
            <text:p>军事理论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string" calcext:value-type="string">
            <text:p>d067b4aa14a05457162906222eab2dc1</text:p>
          </table:table-cell>
          <table:table-cell table:style-name="ce27" office:value-type="string" calcext:value-type="string">
            <text:p>本科</text:p>
          </table:table-cell>
          <table:table-cell table:style-name="ce27" office:value-type="string" calcext:value-type="string">
            <text:p>毛泽东思想和中国特色社会主义理论体系概论</text:p>
          </table:table-cell>
          <table:table-cell table:style-name="ce27" office:value-type="string" calcext:value-type="string">
            <text:p>23年毛概-大纲</text:p>
          </table:table-cell>
          <table:table-cell table:style-name="ce37" office:value-type="string" calcext:value-type="string">
            <text:p>K</text:p>
          </table:table-cell>
          <table:table-cell table:style-name="ce28" office:value-type="string" calcext:value-type="string">
            <text:p>pdf</text:p>
          </table:table-cell>
          <table:table-cell table:number-columns-repeated="16378"/>
        </table:table-row>
        <table:table-row table:style-name="ro8">
          <table:table-cell table:style-name="ce33" office:value-type="string" calcext:value-type="string">
            <text:p>d0a4279569b9fe79de8d00dfa082739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知识点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d1e32cef9a688384716b9001680c19f0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军事理论</text:p>
          </table:table-cell>
          <table:table-cell table:style-name="ce35" office:value-type="string" calcext:value-type="string">
            <text:p>军事理论题库</text:p>
          </table:table-cell>
          <table:table-cell table:style-name="ce36" office:value-type="string" calcext:value-type="string">
            <text:p>Q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1">
          <table:table-cell table:style-name="ce33" office:value-type="string" calcext:value-type="string">
            <text:p>d90c3c5665ae897fe9110e5a9ecbc0c0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<text:span text:style-name="T7">离散数学（</text:span><text:span text:style-name="T8">I</text:span><text:span text:style-name="T6">）</text:span><text:span text:style-name="T8">/</text:span><text:span text:style-name="T6">离散数学（</text:span><text:span text:style-name="T8">II</text:span><text:span text:style-name="T6">）</text:span></text:p>
          </table:table-cell>
          <table:table-cell table:style-name="ce35" office:value-type="string" calcext:value-type="string">
            <text:p>偶数题答案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db1d0153d20bc177c614f06981850a34</text:p>
          </table:table-cell>
          <table:table-cell table:style-name="ce33"/>
          <table:table-cell table:style-name="ce33" office:value-type="string" calcext:value-type="string">
            <text:p>随机信号分析与处理</text:p>
          </table:table-cell>
          <table:table-cell table:style-name="ce33" office:value-type="string" calcext:value-type="string">
            <text:p>罗鹏飞习题解答</text:p>
          </table:table-cell>
          <table:table-cell table:style-name="ce33" office:value-type="string" calcext:value-type="string">
            <text:p>A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dc13924148a20b4efe4f81af03220632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大学计算机基础</text:p>
          </table:table-cell>
          <table:table-cell table:style-name="ce35" office:value-type="string" calcext:value-type="string">
            <text:p>操作系统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2">
          <table:table-cell table:style-name="ce34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3" office:value-type="string" calcext:value-type="string">
            <text:p>e66ce7007cd563e6c7e8acc58f27ef90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嵌入式系统控制与应用</text:p>
          </table:table-cell>
          <table:table-cell table:style-name="ce33" office:value-type="string" calcext:value-type="string">
            <text:p>嵌入式系统控制与应用 实验指导书（2015年）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e6869464777a90d754e3418cecd3bfb3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中国近现代史纲要</text:p>
          </table:table-cell>
          <table:table-cell table:style-name="ce35" office:value-type="string" calcext:value-type="string">
            <text:p>《中国近现代史纲要》通关宝典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7">
          <table:table-cell table:style-name="ce33" office:value-type="string" calcext:value-type="string">
            <text:p>eb30ada79c8df0abd0df64dc9e7be4fd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数据结构与算法</text:p>
          </table:table-cell>
          <table:table-cell table:style-name="ce33" office:value-type="string" calcext:value-type="string">
            <text:p>数据结构课件与资料-张海旸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f27dbba58082d1aecb6cb90d7333a7cb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马原知识点</text:p>
          </table:table-cell>
          <table:table-cell table:style-name="ce36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2">
          <table:table-cell office:value-type="string" calcext:value-type="string">
            <text:p>f296bb5b55aefcc3d428550d74cc1ad2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毛概宇宙v1.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42e9ccab12f4d139580d8e8803f2bc4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3版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7">
          <table:table-cell table:style-name="ce33" office:value-type="string" calcext:value-type="string">
            <text:p>f97243ad75e829b854175d43b3170df1</text:p>
          </table:table-cell>
          <table:table-cell table:style-name="ce33" office:value-type="string" calcext:value-type="string">
            <text:p>本科</text:p>
          </table:table-cell>
          <table:table-cell table:style-name="ce33" office:value-type="string" calcext:value-type="string">
            <text:p>C++语言程序设计</text:p>
          </table:table-cell>
          <table:table-cell table:style-name="ce33" office:value-type="string" calcext:value-type="string">
            <text:p>C++程序设计 课件</text:p>
          </table:table-cell>
          <table:table-cell table:style-name="ce33" office:value-type="string" calcext:value-type="string">
            <text:p>C</text:p>
          </table:table-cell>
          <table:table-cell table:style-name="ce39" office:value-type="string" calcext:value-type="string">
            <text:p>zip</text:p>
          </table:table-cell>
          <table:table-cell table:style-name="ce39"/>
          <table:table-cell table:number-columns-repeated="16377"/>
        </table:table-row>
        <table:table-row table:style-name="ro8">
          <table:table-cell table:style-name="ce33" office:value-type="string" calcext:value-type="string">
            <text:p>fb961636c3e8a00b42c2f4ead061340f</text:p>
          </table:table-cell>
          <table:table-cell table:style-name="ce35" office:value-type="string" calcext:value-type="string">
            <text:p>本科</text:p>
          </table:table-cell>
          <table:table-cell table:style-name="ce35" office:value-type="string" calcext:value-type="string">
            <text:p>马克思主义基本原理</text:p>
          </table:table-cell>
          <table:table-cell table:style-name="ce35" office:value-type="string" calcext:value-type="string">
            <text:p>知识梳理（第四章）</text:p>
          </table:table-cell>
          <table:table-cell table:style-name="ce33" office:value-type="string" calcext:value-type="string">
            <text:p>K</text:p>
          </table:table-cell>
          <table:table-cell table:style-name="ce33" office:value-type="string" calcext:value-type="string">
            <text:p>pdf</text:p>
          </table:table-cell>
          <table:table-cell table:style-name="ce39"/>
          <table:table-cell table:number-columns-repeated="16377"/>
        </table:table-row>
        <table:table-row table:style-name="ro3" table:number-rows-repeated="104848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31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71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docs.A1:docs.G8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12:52:43.3061080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9-19T12:53:06.413160365</dc:date>
    <meta:editing-cycles>815</meta:editing-cycles>
    <meta:editing-duration>P4DT15H13M57S</meta:editing-duration>
    <meta:generator>LibreOffice/24.8.1.2$Linux_X86_64 LibreOffice_project/480$Build-2</meta:generator>
    <meta:document-statistic meta:table-count="3" meta:cell-count="4738" meta:object-count="0"/>
    <meta:user-defined meta:name="AppVersion">15.0000</meta:user-defined>
  </office:meta>
</office:document-meta>
</file>